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bfb6" officeooo:paragraph-rsid="0015bfb6"/>
    </style:style>
    <style:style style:name="T1" style:family="text">
      <style:text-properties officeooo:rsid="00170b86"/>
    </style:style>
    <style:style style:name="T2" style:family="text">
      <style:text-properties officeooo:rsid="00189f21"/>
    </style:style>
    <style:style style:name="T3" style:family="text">
      <style:text-properties officeooo:rsid="001a24c4"/>
    </style:style>
    <style:style style:name="T4" style:family="text">
      <style:text-properties officeooo:rsid="001ab11a"/>
    </style:style>
    <style:style style:name="T5" style:family="text">
      <style:text-properties officeooo:rsid="001b95af"/>
    </style:style>
    <style:style style:name="T6" style:family="text">
      <style:text-properties officeooo:rsid="001d4c0f"/>
    </style:style>
    <style:style style:name="T7" style:family="text">
      <style:text-properties officeooo:rsid="0020078d"/>
    </style:style>
    <style:style style:name="T8" style:family="text">
      <style:text-properties officeooo:rsid="0020190b"/>
    </style:style>
    <style:style style:name="T9" style:family="text">
      <style:text-properties officeooo:rsid="002135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 </text:p>
      <text:p text:style-name="P1"/>
      <text:p text:style-name="P1">visão geral </text:p>
      <text:p text:style-name="P1">-<text:span text:style-name="T1">conceitos de programa e processo </text:span></text:p>
      <text:p text:style-name="P1"><text:tab/>-<text:span text:style-name="T2">programas </text:span></text:p>
      <text:p text:style-name="P1"><text:tab/><text:tab/><text:span text:style-name="T2">é algo estático e permanente. Contém um conjunto de instruções e é percebido pelo <text:tab/><text:tab/>sistema operacional como passivo.</text:span></text:p>
      <text:p text:style-name="P1"><text:tab/>-<text:span text:style-name="T2">processo </text:span></text:p>
      <text:p text:style-name="P1"><text:tab/><text:tab/><text:span text:style-name="T2">é dinâmico e tem vida curta, ao longo da execução tem o estado alterado.</text:span></text:p>
      <text:p text:style-name="P1"><text:tab/><text:tab/><text:span text:style-name="T2">O processo é o programa em execução </text:span></text:p>
      <text:p text:style-name="P1"/>
      <text:p text:style-name="P1">-<text:span text:style-name="T3">conceitos de concorrência e paralelismo </text:span></text:p>
      <text:p text:style-name="P1"><text:tab/>-<text:span text:style-name="T3">concorrente </text:span></text:p>
      <text:p text:style-name="P1"><text:tab/><text:tab/><text:span text:style-name="T3">técnica para melhorar a performance e usabilidade </text:span></text:p>
      <text:p text:style-name="P1"><text:tab/><text:tab/><text:span text:style-name="T3">sistemas operacionais multitarefas possibilitam isso </text:span></text:p>
      <text:p text:style-name="P1"><text:tab/><text:tab/><text:span text:style-name="T3">seria como, compactar um arquivo em zip, e usar o word ao mesmo tempo </text:span></text:p>
      <text:p text:style-name="P1"/>
      <text:p text:style-name="P1"><text:tab/>-<text:span text:style-name="T4">paralelismo </text:span></text:p>
      <text:p text:style-name="P1"><text:tab/><text:tab/><text:span text:style-name="T4">permite tmb várias ações rodando ao mesmo tempo, porém demanda de um <text:tab/>processador com mais de 1 núcleo. </text:span></text:p>
      <text:p text:style-name="P1"/>
      <text:p text:style-name="P1">-<text:span text:style-name="T5">conceitos de threads </text:span></text:p>
      <text:p text:style-name="P1"><text:tab/>-<text:span text:style-name="T6">as threads pertencem a um determinado processo,várias podem executar dentro de um <text:tab/>mesmo processo </text:span></text:p>
      <text:p text:style-name="P1"/>
      <text:p text:style-name="P1"><text:tab/>-<text:span text:style-name="T7">Cpython = é a implementação principal da linguagem de prog. Python, escrita em C </text:span></text:p>
      <text:p text:style-name="P1"><text:tab/></text:p>
      <text:p text:style-name="P1">-<text:span text:style-name="T8">criação de threads e processos </text:span></text:p>
      <text:p text:style-name="P1"><text:tab/>-<text:span text:style-name="T9">necessita importar as respectivas classes </text:span></text:p>
      <text:p text:style-name="P1"><text:tab/>-<text:span text:style-name="T9">ao inserir a classe em uma variável, os dados vão pelo parâmetro da class, que em seguida <text:tab/>vai para a função que usará o parâmetro </text:span></text:p>
      <text:p text:style-name="P1"/>
      <text:p text:style-name="P1">-<text:span text:style-name="T9">múltiplas threads e processos </text:span></text:p>
      <text:p text:style-name="P1"><text:tab/>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5:46:59.924000000</meta:creation-date>
    <dc:date>2024-02-22T16:09:14.746000000</dc:date>
    <meta:editing-duration>PT22M9S</meta:editing-duration>
    <meta:editing-cycles>1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4" meta:word-count="172" meta:character-count="1111" meta:non-whitespace-character-count="913"/>
  </office:meta>
</office:document-meta>
</file>